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41000003FF39D560444D9EE59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6929in" svg:height="8.2193in" draw:z-index="0"><draw:image xlink:href="Pictures/1000020100000341000003FF39D560444D9EE59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4T15:53:30.840246199</meta:creation-date>
    <dc:date>2022-05-04T15:54:28.692527007</dc:date>
    <meta:editing-duration>PT1M13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